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3.704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16">
            <text:p>16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</text:p>
          </table:table-cell>
          <table:table-cell table:style-name="ce8" office:value-type="string">
            <text:p>28/03/2016: configuración del servidor (2,5 horas) 29/03/2016: conexión con la base de datos (0,75 horas) 29/03/2016: creación de simuladores (0,75 horas)</text:p>
          </table:table-cell>
          <table:table-cell table:style-name="ce8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0.5">
            <text:p>30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4.5">
            <text:p>34,5</text:p>
          </table:table-cell>
          <table:table-cell table:style-name="ce6" table:formula="of:=SUM([.E4];[.E7];[.E10];[.E13];[.E16];[.E19])" office:value-type="float" office:value="11.5">
            <text:p>11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30/03/2016</text:date>, <text:time>12:4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30T12:43:51</dc:date>
    <meta:editing-cycles>15</meta:editing-cycles>
    <meta:editing-duration>PT17M59S</meta:editing-duration>
    <dc:creator>Jorge M</dc:creator>
    <meta:document-statistic meta:table-count="2" meta:cell-count="105" meta:object-count="0"/>
  </office:meta>
</office:document-meta>
</file>